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24e6a"/>
    </style:style>
    <style:style style:name="P2" style:family="paragraph" style:parent-style-name="Standard">
      <style:paragraph-properties fo:text-align="center" style:justify-single-word="false"/>
      <style:text-properties fo:font-size="10pt" fo:language="de" fo:country="DE" officeooo:paragraph-rsid="00024e6a" style:font-size-asian="10pt" style:font-size-complex="10pt"/>
    </style:style>
    <style:style style:name="P3" style:family="paragraph" style:parent-style-name="Standard">
      <style:paragraph-properties fo:text-align="justify" style:justify-single-word="false"/>
      <style:text-properties fo:language="de" fo:country="DE" officeooo:paragraph-rsid="00024e6a"/>
    </style:style>
    <style:style style:name="P4" style:family="paragraph" style:parent-style-name="Standard" style:master-page-name="Standard">
      <style:paragraph-properties fo:text-align="center" style:justify-single-word="false" style:page-number="auto"/>
      <style:text-properties fo:font-size="14pt" fo:language="de" fo:country="DE" fo:font-weight="bold" officeooo:paragraph-rsid="00024e6a" style:font-size-asian="14pt" style:font-weight-asian="bold"/>
    </style:style>
    <style:style style:name="T1" style:family="text">
      <style:text-properties officeooo:rsid="00024e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reie Geodaten und –dienste in der Landwirtschaft<text:line-break/>– Anwendungen und Potentiale</text:p>
      <text:p text:style-name="P3"/>
      <text:p text:style-name="P2">Simon Witti, Johannes Lauer</text:p>
      <text:p text:style-name="P2">Ruprecht-Karls-Universität Heidelberg,</text:p>
      <text:p text:style-name="P2"><text:span text:style-name="T1">Geographisches Institut, Abteilung Geoinformatik</text:span></text:p>
      <text:p text:style-name="P1"><text:span text:style-name="T1"/></text:p>
      <text:p text:style-name="P1"><text:span text:style-name="T1">Durch den direkten Bezug zum Boden als Anbaufläche und Wirtschaftsgut ist die Landwirtschaft unmittelbar mit dem Raum, beziehungsweise mit den zu kultivierenden Agrarflächen verbunden. Eine Vielzahl von Entscheidungen, die in diesem Sektor getroffen werden, steht mit diesen Flächen und ihrer geographischen Lage in Verbindung. Zudem besitzen viele Prozesse, die die landwirtschaftliche Produktion beeinflussen einen geographischen Bezug (wie z.B. Wetter, Erosion, Schädlingsausbreitung, etc.). </text:span></text:p>
      <text:p text:style-name="P1"><text:span text:style-name="T1">Dies macht geographische Informationssysteme (GIS) in zunehmendem Maße interessant für Anwendungen in der Landwirtschaft: Precision Farming, Parallelfahrsysteme (Lenkhilfe für präzise Anschlussfahrten bei der Bewirtschaftung landwirtschaftlicher Flächen), Routing und Logistikoptimierung, Betriebsdokumentation zur Qualitätssicherung und der GIS basierte InVeKoS-Antrag[1] sind prominente Beispiele, bei welchen Geoinformationssysteme wertvolle ökonomische und ökologische Beiträge zum Ergebnis einer landwirtschaftlichen Prozesskette liefern können. </text:span></text:p>
      <text:p text:style-name="P1"><text:span text:style-name="T1">Vor Kurzem abgeschlossene und laufende Forschungsprojekte wie bspw. pre agro, Pirol, iGreen <text:s/>und futurefarm verfolgen unter anderem das Ziel, bestehende GIS-Applikationen in der Landwirtschaft über das Internet nutzbar zu machen, um konzertierte Entscheidungen in Echtzeit zwischen den einzelnen der Prozesskette zu ermöglichen und so ihre Arbeitseffizienz zu erhöhen. </text:span></text:p>
      <text:p text:style-name="P1"><text:span text:style-name="T1">Den angestrebten Veränderungen im Informationsmanagement der Landwirtschaft hin zu einer breiteren Nutzung von Geodaten stehen jedoch weiterhin sehr restriktive Datennutzungsrechte, oft mit hohen monetären Kosten verbunden, gegenüber. Die derzeitigen Nutzungsrechte sind nicht unbegründet, jedoch wirft der Anstieg der Nutzungsmöglichkeiten auch neue Fragen auf, die deren Argumentation in Zweifel ziehen können. </text:span></text:p>
      <text:p text:style-name="P1"><text:span text:style-name="T1">Die Lizenzierung freier Geodaten ist, bezüglich ihrer Nutzungsmöglichkeiten offener und vielfältiger. Vor dem Diskussionshintergrund, inwieweit die bestehenden Rechte einen Einfluss auf eine breitere Einführung von GIS in der Landwirtschaft haben, behandelt der Beitrag die Rolle von freien Geodaten und -diensten in der Landwirtschaft.</text:span></text:p>
      <text:p text:style-name="P1"><text:span text:style-name="T1">Es werden mögliche Vor- und Nachteile gegenüber proprietären Angeboten (bspw. im Hinblick auf Qualität, Verfügbarkeit, Datensicherheit, Kompatibilität, etc.) und daraus resultierende Anwendungsgebiete sowie die Rezeption von freien Daten und Lösungen in der Agrarbranche werden herausgestellt. </text:span></text:p>
      <text:p text:style-name="P1"><text:span text:style-name="T1">Als Informationsbasis dienen neben verschiedenen Literatur- und Internetquellen, vor allem Interviews mit Experten aus der Agrarbranche, wobei sowohl Datenanbieter als auch Datenanwender (u. a. aus Verwaltung, Agrarsoftwareunternehmen, Lohnunternehmen und Landwirte) befragt wurden.</text:span></text:p>
      <text:p text:style-name="P1"><text:span text:style-name="T1"/></text:p>
      <text:p text:style-name="P1"><text:span text:style-name="T1">[1]: InVeKoS: Integriertes Verwaltungs und Kontrollsystem zur Durchsetzung einer europaweit einheitlichen Agrarpoliti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8T18:00:13</meta:creation-date>
    <meta:document-statistic meta:table-count="0" meta:image-count="0" meta:object-count="0" meta:page-count="1" meta:paragraph-count="12" meta:word-count="359" meta:character-count="3050"/>
    <dc:date>2011-02-28T18:02:53</dc:date>
    <meta:editing-duration>PT00H02M40S</meta:editing-duration>
    <meta:editing-cycles>1</meta:editing-cycles>
    <meta:generator>OpenOffice.org/3.2$Linux OpenOffice.org_project/320m19$Build-9505</meta:generator>
  </office:meta>
</office:document-meta>
</file>